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50000028226D6A162.png" manifest:media-type="image/png"/>
  <manifest:file-entry manifest:full-path="Pictures/1000020100000180000000C0246672C0.png" manifest:media-type="image/png"/>
  <manifest:file-entry manifest:full-path="Pictures/10000000000003280000027DFCE4CF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Roméo médecin malgré lui</text:p>
          </draw:text-box>
        </draw:frame>
        <draw:frame draw:style-name="gr1" draw:text-style-name="P1" draw:layer="layout" svg:width="15.271cm" svg:height="12.179cm" svg:x="6.363cm" svg:y="4.913cm" presentation:class="graphic" presentation:user-transformed="true">
          <draw:image xlink:href="Pictures/10000000000003250000028226D6A1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arser rtf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TF → HTML</text:p>
              </text:list-item>
              <text:list-item>
                <text:p>HTML → XML</text:p>
              </text:list-item>
              <text:list-item>
                <text:p>XML → Objets</text:p>
              </text:list-item>
              <text:list-item>
                <text:p>Objets → XML</text:p>
              </text:list-item>
              <text:list-item>
                <text:p>XML → zi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mage Personnage</text:p>
          </draw:text-box>
        </draw:frame>
        <draw:frame draw:style-name="gr1" draw:text-style-name="P1" draw:layer="layout" svg:width="24.359cm" svg:height="12.179cm" svg:x="1.819cm" svg:y="4.913cm" presentation:class="graphic" presentation:user-transformed="true">
          <draw:image xlink:href="Pictures/1000020100000180000000C0246672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l y a même du son</text:p>
          </draw:text-box>
        </draw:frame>
        <draw:frame draw:style-name="gr1" draw:text-style-name="P1" draw:layer="layout" svg:width="15.448cm" svg:height="12.179cm" svg:x="6.275cm" svg:y="4.913cm" presentation:class="graphic" presentation:user-transformed="true">
          <draw:image xlink:href="Pictures/10000000000003280000027DFCE4CF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mo Liv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Tadaaaaaaa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06:30:40.470000000</meta:creation-date>
    <dc:date>2016-01-24T07:54:58.864000000</dc:date>
    <meta:editing-duration>PT38M48S</meta:editing-duration>
    <meta:editing-cycles>1</meta:editing-cycles>
    <meta:document-statistic meta:object-count="41"/>
    <meta:generator>LibreOffice/5.0.1.2$Windows_x86 LibreOffice_project/81898c9f5c0d43f3473ba111d7b351050be20261</meta:generator>
  </office:meta>
</office:document-meta>
</file>